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Symbol" svg:font-family="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4pt" fo:letter-spacing="0.004cm" fo:font-weight="bold"/>
    </style:style>
    <style:style style:name="P2" style:family="paragraph" style:parent-style-name="Text_20_body">
      <style:text-properties fo:color="#000000" fo:letter-spacing="0.004cm"/>
    </style:style>
    <style:style style:name="P3" style:family="paragraph" style:parent-style-name="Text_20_body">
      <style:text-properties fo:font-size="14pt"/>
    </style:style>
    <style:style style:name="P4" style:family="paragraph" style:parent-style-name="Text_20_body">
      <style:text-properties fo:font-size="14pt" fo:font-weight="bold"/>
    </style:style>
    <style:style style:name="P5" style:family="paragraph" style:parent-style-name="Text_20_body" style:list-style-name="L2"/>
    <style:style style:name="P6" style:family="paragraph" style:parent-style-name="Text_20_body">
      <style:paragraph-properties fo:margin-left="0cm" fo:margin-right="0.076cm" fo:margin-top="0.538cm" fo:margin-bottom="0cm" style:line-height-at-least="0.58cm" fo:text-indent="0.956cm" style:auto-text-indent="false" fo:background-color="#ffffff">
        <style:background-image/>
      </style:paragraph-properties>
    </style:style>
    <style:style style:name="P7" style:family="paragraph" style:parent-style-name="Text_20_body">
      <style:paragraph-properties fo:margin-left="0.025cm" fo:margin-right="0.018cm" fo:margin-top="0.575cm" fo:margin-bottom="0cm" style:line-height-at-least="0.681cm" fo:text-align="justify" style:justify-single-word="false" fo:text-indent="0.601cm" style:auto-text-indent="false" fo:background-color="#ffffff">
        <style:background-image/>
      </style:paragraph-properties>
    </style:style>
    <style:style style:name="P8" style:family="paragraph" style:parent-style-name="Text_20_body">
      <style:paragraph-properties fo:margin-left="0.025cm" fo:margin-right="0.018cm" fo:margin-top="0.575cm" fo:margin-bottom="0cm" style:line-height-at-least="0.681cm" fo:text-align="justify" style:justify-single-word="false" fo:text-indent="0.601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cm" fo:margin-right="0.042cm" fo:margin-top="1.012cm" fo:margin-bottom="0cm" fo:text-align="center" style:justify-single-word="false" fo:text-indent="0cm" style:auto-text-indent="false" fo:background-color="#ffffff">
        <style:background-image/>
      </style:paragraph-properties>
      <style:text-properties fo:color="#000000" fo:font-size="14pt" fo:letter-spacing="-0.018cm" fo:font-weight="bold" style:font-weight-asian="bold" style:font-weight-complex="bold"/>
    </style:style>
    <style:style style:name="P10" style:family="paragraph" style:parent-style-name="Text_20_body">
      <style:paragraph-properties fo:margin-left="0.012cm" fo:margin-right="0cm" fo:margin-top="1.067cm" fo:margin-bottom="0cm" style:line-height-at-least="0.568cm" fo:text-align="justify" style:justify-single-word="false" fo:text-indent="0.944cm" style:auto-text-indent="false" fo:background-color="#ffffff">
        <style:background-image/>
      </style:paragraph-properties>
    </style:style>
    <style:style style:name="P11" style:family="paragraph" style:parent-style-name="Text_20_body">
      <style:paragraph-properties fo:margin-left="0.046cm" fo:margin-right="0.025cm" fo:margin-top="0.554cm" fo:margin-bottom="0cm" style:line-height-at-least="0.572cm" fo:text-align="justify" style:justify-single-word="false" fo:text-indent="0.928cm" style:auto-text-indent="false" fo:background-color="#ffffff">
        <style:background-image/>
      </style:paragraph-properties>
    </style:style>
    <style:style style:name="P12" style:family="paragraph" style:parent-style-name="Text_20_body">
      <style:paragraph-properties fo:margin-left="0.076cm" fo:margin-right="0.039cm" fo:margin-top="0.547cm" fo:margin-bottom="0cm" style:line-height-at-least="0.58cm" fo:text-align="justify" style:justify-single-word="false" fo:text-indent="0.923cm" style:auto-text-indent="false" fo:background-color="#ffffff">
        <style:background-image/>
      </style:paragraph-properties>
    </style:style>
    <style:style style:name="P13" style:family="paragraph" style:parent-style-name="Text_20_body">
      <style:paragraph-properties fo:margin-left="1.669cm" fo:margin-right="0cm" fo:margin-top="0.529cm" fo:margin-bottom="0cm" style:line-height-at-least="0.58cm" fo:text-indent="-0.647cm" style:auto-text-indent="false" fo:background-color="#ffffff">
        <style:background-image/>
      </style:paragraph-properties>
    </style:style>
    <style:style style:name="P14" style:family="paragraph" style:parent-style-name="Text_20_body">
      <style:paragraph-properties fo:margin-left="1.669cm" fo:margin-right="0cm" fo:margin-top="0.538cm" fo:margin-bottom="0cm" style:line-height-at-least="0.58cm" fo:text-indent="-0.647cm" style:auto-text-indent="false" fo:background-color="#ffffff">
        <style:background-image/>
      </style:paragraph-properties>
    </style:style>
    <style:style style:name="P15" style:family="paragraph" style:parent-style-name="Text_20_body">
      <style:paragraph-properties fo:margin-left="0cm" fo:margin-right="0.018cm" fo:margin-top="0.559cm" fo:margin-bottom="0cm" style:line-height-at-least="0.572cm" fo:text-align="justify" style:justify-single-word="false" fo:text-indent="0.97cm" style:auto-text-indent="false" fo:background-color="#ffffff">
        <style:background-image/>
      </style:paragraph-properties>
    </style:style>
    <style:style style:name="P16" style:family="paragraph" style:parent-style-name="Text_20_body">
      <style:paragraph-properties fo:margin-left="0.067cm" fo:margin-right="0.055cm" fo:margin-top="0.529cm" fo:margin-bottom="0cm" style:line-height-at-least="0.596cm" fo:text-align="justify" style:justify-single-word="false" fo:text-indent="0.931cm" style:auto-text-indent="false" fo:background-color="#ffffff">
        <style:background-image/>
      </style:paragraph-properties>
    </style:style>
    <style:style style:name="P17" style:family="paragraph" style:parent-style-name="Text_20_body">
      <style:paragraph-properties fo:margin-left="0.067cm" fo:margin-right="0.018cm" fo:margin-top="0.517cm" fo:margin-bottom="0cm" style:line-height-at-least="0.58cm" fo:text-align="justify" style:justify-single-word="false" fo:text-indent="0.944cm" style:auto-text-indent="false" fo:background-color="#ffffff">
        <style:background-image/>
      </style:paragraph-properties>
    </style:style>
    <style:style style:name="P18" style:family="paragraph" style:parent-style-name="Text_20_body">
      <style:paragraph-properties fo:margin-left="1.503cm" fo:margin-right="0cm" fo:text-indent="0cm" style:auto-text-indent="false" fo:background-color="#ffffff">
        <style:background-image/>
      </style:paragraph-properties>
      <style:text-properties fo:color="#000000" fo:letter-spacing="-0.019cm"/>
    </style:style>
    <style:style style:name="P19" style:family="paragraph" style:parent-style-name="Text_20_body">
      <style:paragraph-properties fo:margin-left="0cm" fo:margin-right="0.118cm" fo:margin-top="0.263cm" fo:margin-bottom="0cm" style:line-height-at-least="0.568cm" fo:text-align="justify" style:justify-single-word="false" fo:text-indent="0.559cm" style:auto-text-indent="false" fo:background-color="#ffffff">
        <style:background-image/>
      </style:paragraph-properties>
    </style:style>
    <style:style style:name="P20" style:family="paragraph" style:parent-style-name="Text_20_body">
      <style:paragraph-properties fo:margin-left="0.009cm" fo:margin-right="0.118cm" fo:margin-top="0.208cm" fo:margin-bottom="0cm" style:line-height-at-least="0.568cm" fo:text-align="justify" style:justify-single-word="false" fo:text-indent="0.554cm" style:auto-text-indent="false" fo:background-color="#ffffff">
        <style:background-image/>
      </style:paragraph-properties>
    </style:style>
    <style:style style:name="P21" style:family="paragraph" style:parent-style-name="Text_20_body">
      <style:paragraph-properties fo:margin-left="1.993cm" fo:margin-right="0cm" fo:margin-top="0.931cm" fo:margin-bottom="0cm" fo:text-indent="0cm" style:auto-text-indent="false" fo:background-color="#ffffff">
        <style:background-image/>
      </style:paragraph-properties>
      <style:text-properties fo:color="#000000" fo:font-size="14pt" fo:letter-spacing="-0.019cm" fo:font-weight="bold" style:font-weight-asian="bold" style:font-weight-complex="bold"/>
    </style:style>
    <style:style style:name="P22" style:family="paragraph" style:parent-style-name="Text_20_body">
      <style:paragraph-properties fo:margin-left="0.06cm" fo:margin-right="0.042cm" fo:margin-top="1.041cm" fo:margin-bottom="0cm" style:line-height-at-least="0.572cm" fo:text-align="justify" style:justify-single-word="false" fo:text-indent="0.568cm" style:auto-text-indent="false" fo:background-color="#ffffff">
        <style:background-image/>
      </style:paragraph-properties>
    </style:style>
    <style:style style:name="P23" style:family="paragraph" style:parent-style-name="Text_20_body">
      <style:paragraph-properties fo:margin-left="0.085cm" fo:margin-right="0.025cm" fo:margin-top="0.949cm" fo:margin-bottom="0cm" style:line-height-at-least="0.58cm" fo:text-align="justify" style:justify-single-word="false" fo:text-indent="0.563cm" style:auto-text-indent="false" fo:background-color="#ffffff">
        <style:background-image/>
      </style:paragraph-properties>
    </style:style>
    <style:style style:name="P24" style:family="paragraph" style:parent-style-name="Text_20_body">
      <style:paragraph-properties fo:margin-left="0.097cm" fo:margin-right="0.012cm" fo:margin-top="0.166cm" fo:margin-bottom="0cm" style:line-height-at-least="0.58cm" fo:text-align="justify" style:justify-single-word="false" fo:text-indent="0.559cm" style:auto-text-indent="false" fo:background-color="#ffffff">
        <style:background-image/>
      </style:paragraph-properties>
    </style:style>
    <style:style style:name="P25" style:family="paragraph" style:parent-style-name="Text_20_body">
      <style:paragraph-properties fo:margin-left="0.953cm" fo:margin-right="0cm" fo:text-indent="0cm" style:auto-text-indent="false" fo:background-color="#ffffff">
        <style:background-image/>
      </style:paragraph-properties>
      <style:text-properties fo:color="#000000" fo:letter-spacing="-0.011cm"/>
    </style:style>
    <style:style style:name="P26" style:family="paragraph" style:parent-style-name="Text_20_body">
      <style:paragraph-properties fo:margin-left="0.953cm" fo:margin-right="0cm" fo:text-indent="0cm" style:auto-text-indent="false" fo:background-color="#ffffff">
        <style:background-image/>
      </style:paragraph-properties>
      <style:text-properties fo:color="#000000" fo:letter-spacing="-0.011cm" fo:font-weight="bold" style:font-weight-asian="bold" style:font-weight-complex="bold"/>
    </style:style>
    <style:style style:name="P27" style:family="paragraph" style:parent-style-name="Text_20_body">
      <style:paragraph-properties fo:margin-left="0cm" fo:margin-right="0.009cm" fo:margin-top="1.109cm" fo:margin-bottom="0cm" style:line-height-at-least="0.568cm" fo:text-align="justify" style:justify-single-word="false" fo:text-indent="0.568cm" style:auto-text-indent="false" fo:background-color="#ffffff">
        <style:background-image/>
      </style:paragraph-properties>
    </style:style>
    <style:style style:name="P28" style:family="paragraph" style:parent-style-name="Text_20_body">
      <style:paragraph-properties fo:margin-left="1.27cm" fo:margin-right="0cm" fo:text-indent="-0.635cm" style:auto-text-indent="false"/>
    </style:style>
    <style:style style:name="P29" style:family="paragraph" style:parent-style-name="Text_20_body" style:list-style-name="L1">
      <style:paragraph-properties fo:margin-left="1.27cm" fo:margin-right="0cm" fo:text-indent="-0.635cm" style:auto-text-indent="false"/>
    </style:style>
    <style:style style:name="P30" style:family="paragraph" style:parent-style-name="Text_20_body">
      <style:paragraph-properties fo:margin-left="0.034cm" fo:margin-right="0.342cm" fo:margin-top="0cm" fo:margin-bottom="0cm" style:line-height-at-least="0.466cm" fo:text-align="justify" style:justify-single-word="false" fo:text-indent="1.185cm" style:auto-text-indent="false" fo:background-color="#ffffff">
        <style:background-image/>
      </style:paragraph-properties>
      <style:text-properties fo:color="#000000" fo:font-size="14pt" fo:letter-spacing="-0.002cm" fo:font-weight="bold"/>
    </style:style>
    <style:style style:name="P31" style:family="paragraph" style:parent-style-name="Text_20_body">
      <style:paragraph-properties fo:margin-left="0.034cm" fo:margin-right="0.342cm" fo:margin-top="0cm" fo:margin-bottom="0cm" style:line-height-at-least="0.466cm" fo:text-align="justify" style:justify-single-word="false" fo:text-indent="1.185cm" style:auto-text-indent="false" fo:background-color="#ffffff">
        <style:background-image/>
      </style:paragraph-properties>
      <style:text-properties fo:color="#000000" fo:letter-spacing="-0.002cm"/>
    </style:style>
    <style:style style:name="P32" style:family="paragraph" style:parent-style-name="Text_20_body">
      <style:paragraph-properties fo:margin-left="0.034cm" fo:margin-right="0.342cm" fo:margin-top="0cm" fo:margin-bottom="0cm" style:line-height-at-least="0.466cm" fo:text-align="justify" style:justify-single-word="false" fo:text-indent="1.185cm" style:auto-text-indent="false" fo:background-color="#ffffff">
        <style:background-image/>
      </style:paragraph-properties>
      <style:text-properties fo:color="#000000" fo:letter-spacing="-0.004cm"/>
    </style:style>
    <style:style style:name="P33" style:family="paragraph" style:parent-style-name="Text_20_body">
      <style:paragraph-properties fo:margin-left="0.034cm" fo:margin-right="0.342cm" fo:margin-top="0cm" fo:margin-bottom="0cm" style:line-height-at-least="0.466cm" fo:text-align="justify" style:justify-single-word="false" fo:text-indent="1.185cm" style:auto-text-indent="false" fo:background-color="#ffffff">
        <style:background-image/>
      </style:paragraph-properties>
    </style:style>
    <style:style style:name="P34" style:family="paragraph" style:parent-style-name="Text_20_body">
      <style:paragraph-properties fo:margin-left="0.034cm" fo:margin-right="0.342cm" fo:margin-top="0cm" fo:margin-bottom="0cm" style:line-height-at-least="0.466cm" fo:text-align="start" style:justify-single-word="false" fo:text-indent="1.185cm" style:auto-text-indent="false" fo:background-color="#ffffff">
        <style:background-image/>
      </style:paragraph-properties>
    </style:style>
    <style:style style:name="P35" style:family="paragraph" style:parent-style-name="Text_20_body">
      <style:paragraph-properties fo:margin-left="0.034cm" fo:margin-right="0.342cm" fo:margin-top="0cm" fo:margin-bottom="0cm" style:line-height-at-least="0.466cm" fo:text-align="justify" style:justify-single-word="false" fo:text-indent="1.185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6" style:family="paragraph" style:parent-style-name="Text_20_body" style:list-style-name="L3">
      <style:paragraph-properties fo:margin-left="0.508cm" fo:margin-right="0.342cm" fo:margin-top="0.034cm" fo:margin-bottom="0cm" style:line-height-at-least="0.466cm" fo:text-indent="-0.457cm" style:auto-text-indent="false" fo:background-color="#ffffff">
        <style:background-image/>
      </style:paragraph-properties>
    </style:style>
    <style:style style:name="P37" style:family="paragraph" style:parent-style-name="Text_20_body">
      <style:paragraph-properties fo:margin-left="0.06cm" fo:margin-right="0.342cm" fo:margin-top="0.474cm" fo:margin-bottom="0cm" style:line-height-at-least="0.466cm" fo:text-align="justify" style:justify-single-word="false" fo:text-indent="1.185cm" style:auto-text-indent="false" fo:background-color="#ffffff">
        <style:background-image/>
      </style:paragraph-properties>
    </style:style>
    <style:style style:name="P38" style:family="paragraph" style:parent-style-name="Text_20_body">
      <style:paragraph-properties fo:margin-left="0.067cm" fo:margin-right="0.342cm" fo:margin-top="0cm" fo:margin-bottom="0cm" style:line-height-at-least="0.466cm" fo:text-align="justify" style:justify-single-word="false" fo:text-indent="0.695cm" style:auto-text-indent="false" fo:background-color="#ffffff">
        <style:background-image/>
      </style:paragraph-properties>
    </style:style>
    <style:style style:name="P39" style:family="paragraph" style:parent-style-name="Text_20_body">
      <style:paragraph-properties fo:margin-left="0.085cm" fo:margin-right="0.342cm" fo:margin-top="0.009cm" fo:margin-bottom="0cm" style:line-height-at-least="0.466cm" fo:text-indent="0.49cm" style:auto-text-indent="false" fo:background-color="#ffffff">
        <style:background-image/>
      </style:paragraph-properties>
    </style:style>
    <style:style style:name="P40" style:family="paragraph" style:parent-style-name="Text_20_body">
      <style:paragraph-properties fo:margin-left="0.085cm" fo:margin-right="0.342cm" fo:margin-top="0.009cm" fo:margin-bottom="0cm" style:line-height-at-least="0.466cm" fo:text-align="center" style:justify-single-word="false" fo:text-indent="0.49cm" style:auto-text-indent="false" fo:background-color="#ffffff">
        <style:background-image/>
      </style:paragraph-properties>
    </style:style>
    <style:style style:name="P41" style:family="paragraph" style:parent-style-name="Text_20_body">
      <style:paragraph-properties fo:margin-left="0.093cm" fo:margin-right="0.342cm" fo:margin-top="0cm" fo:margin-bottom="0cm" style:line-height-at-least="0.466cm" fo:text-align="justify" style:justify-single-word="false" fo:text-indent="0.314cm" style:auto-text-indent="false" fo:background-color="#ffffff">
        <style:background-image/>
      </style:paragraph-properties>
    </style:style>
    <style:style style:name="P42" style:family="paragraph" style:parent-style-name="Text_20_body">
      <style:paragraph-properties fo:margin-left="0.093cm" fo:margin-right="0.342cm" fo:margin-top="0cm" fo:margin-bottom="0cm" style:line-height-at-least="0.466cm" fo:text-align="justify" style:justify-single-word="false" fo:text-indent="0.314cm" style:auto-text-indent="false" fo:background-color="#ffffff">
        <style:background-image/>
      </style:paragraph-properties>
      <style:text-properties fo:color="#000000" fo:letter-spacing="-0.011cm"/>
    </style:style>
    <style:style style:name="P43" style:family="paragraph" style:parent-style-name="Text_20_body">
      <style:paragraph-properties fo:margin-left="0cm" fo:margin-right="0.012cm" fo:margin-top="1.05cm" fo:margin-bottom="0cm" style:line-height-at-least="0.568cm" fo:text-align="justify" style:justify-single-word="false" fo:text-indent="0cm" style:auto-text-indent="false" fo:background-color="#ffffff">
        <style:background-image/>
      </style:paragraph-properties>
    </style:style>
    <style:style style:name="P44" style:family="paragraph" style:parent-style-name="Text_20_body">
      <style:paragraph-properties fo:margin-left="0cm" fo:margin-right="0.012cm" fo:margin-top="1.05cm" fo:margin-bottom="0cm" style:line-height-at-least="0.568cm" fo:text-align="center" style:justify-single-word="false" fo:text-indent="0cm" style:auto-text-indent="false" fo:background-color="#ffffff">
        <style:background-image/>
      </style:paragraph-properties>
    </style:style>
    <style:style style:name="P45" style:family="paragraph" style:parent-style-name="Text_20_body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size="14pt"/>
    </style:style>
    <style:style style:name="T3" style:family="text">
      <style:text-properties fo:color="#000000" fo:font-size="14pt" fo:letter-spacing="0.004cm"/>
    </style:style>
    <style:style style:name="T4" style:family="text">
      <style:text-properties fo:color="#000000" fo:font-size="14pt" fo:letter-spacing="0.004cm" fo:font-style="italic"/>
    </style:style>
    <style:style style:name="T5" style:family="text">
      <style:text-properties fo:color="#000000" fo:font-size="14pt" fo:letter-spacing="0.004cm" fo:font-style="italic" fo:font-weight="bold" style:font-weight-asian="bold" style:font-weight-complex="bold"/>
    </style:style>
    <style:style style:name="T6" style:family="text">
      <style:text-properties fo:color="#000000" fo:font-size="14pt" fo:letter-spacing="0.009cm"/>
    </style:style>
    <style:style style:name="T7" style:family="text">
      <style:text-properties fo:color="#000000" fo:font-size="14pt" fo:letter-spacing="0.009cm" fo:font-style="italic"/>
    </style:style>
    <style:style style:name="T8" style:family="text">
      <style:text-properties fo:color="#000000" fo:font-size="14pt" fo:letter-spacing="0.009cm" fo:font-style="italic" fo:font-weight="bold" style:font-weight-asian="bold" style:font-weight-complex="bold"/>
    </style:style>
    <style:style style:name="T9" style:family="text">
      <style:text-properties fo:color="#000000" fo:font-size="14pt" fo:letter-spacing="-0.004cm"/>
    </style:style>
    <style:style style:name="T10" style:family="text">
      <style:text-properties fo:color="#000000" fo:font-size="14pt" fo:letter-spacing="-0.004cm" fo:font-style="italic"/>
    </style:style>
    <style:style style:name="T11" style:family="text">
      <style:text-properties fo:color="#000000" fo:font-size="14pt" fo:letter-spacing="-0.004cm" fo:font-style="italic" fo:font-weight="bold"/>
    </style:style>
    <style:style style:name="T12" style:family="text">
      <style:text-properties fo:color="#000000" fo:font-size="14pt" fo:letter-spacing="-0.007cm"/>
    </style:style>
    <style:style style:name="T13" style:family="text">
      <style:text-properties fo:color="#000000" fo:font-size="14pt" fo:letter-spacing="-0.007cm" fo:font-style="italic"/>
    </style:style>
    <style:style style:name="T14" style:family="text">
      <style:text-properties fo:color="#000000" fo:font-size="14pt" fo:letter-spacing="-0.007cm" fo:font-style="italic" fo:font-weight="bold" style:font-weight-asian="bold" style:font-weight-complex="bold"/>
    </style:style>
    <style:style style:name="T15" style:family="text">
      <style:text-properties fo:color="#000000" fo:font-size="14pt" fo:letter-spacing="0.012cm"/>
    </style:style>
    <style:style style:name="T16" style:family="text">
      <style:text-properties fo:color="#000000" fo:font-size="14pt" fo:letter-spacing="0.012cm" fo:font-style="italic"/>
    </style:style>
    <style:style style:name="T17" style:family="text">
      <style:text-properties fo:color="#000000" fo:font-size="14pt" fo:letter-spacing="0.012cm" fo:font-style="italic" fo:font-weight="bold" style:font-weight-asian="bold" style:font-weight-complex="bold"/>
    </style:style>
    <style:style style:name="T18" style:family="text">
      <style:text-properties fo:color="#000000" fo:font-size="14pt" fo:letter-spacing="0.018cm"/>
    </style:style>
    <style:style style:name="T19" style:family="text">
      <style:text-properties fo:color="#000000" fo:font-size="14pt" fo:letter-spacing="-0.005cm"/>
    </style:style>
    <style:style style:name="T20" style:family="text">
      <style:text-properties fo:color="#000000" fo:font-size="14pt" fo:letter-spacing="-0.005cm" fo:font-style="italic"/>
    </style:style>
    <style:style style:name="T21" style:family="text">
      <style:text-properties fo:color="#000000" fo:font-size="14pt" fo:letter-spacing="0.016cm"/>
    </style:style>
    <style:style style:name="T22" style:family="text">
      <style:text-properties fo:color="#000000" fo:font-size="14pt" fo:letter-spacing="0.016cm" fo:font-style="italic"/>
    </style:style>
    <style:style style:name="T23" style:family="text">
      <style:text-properties fo:color="#000000" fo:font-size="14pt" fo:letter-spacing="0.026cm"/>
    </style:style>
    <style:style style:name="T24" style:family="text">
      <style:text-properties fo:color="#000000" fo:font-size="14pt" fo:letter-spacing="0.03cm"/>
    </style:style>
    <style:style style:name="T25" style:family="text">
      <style:text-properties fo:color="#000000" fo:font-size="14pt" fo:letter-spacing="0.025cm"/>
    </style:style>
    <style:style style:name="T26" style:family="text">
      <style:text-properties fo:color="#000000" fo:font-size="14pt" fo:letter-spacing="0.005cm"/>
    </style:style>
    <style:style style:name="T27" style:family="text">
      <style:text-properties fo:color="#000000" fo:font-size="14pt" fo:letter-spacing="0.002cm"/>
    </style:style>
    <style:style style:name="T28" style:family="text">
      <style:text-properties fo:color="#000000" fo:font-size="14pt" fo:letter-spacing="0.002cm" fo:font-style="italic"/>
    </style:style>
    <style:style style:name="T29" style:family="text">
      <style:text-properties fo:color="#000000" fo:font-size="14pt" fo:letter-spacing="0.002cm" fo:font-style="italic" fo:font-weight="bold" style:font-weight-asian="bold" style:font-weight-complex="bold"/>
    </style:style>
    <style:style style:name="T30" style:family="text">
      <style:text-properties fo:color="#000000" fo:font-size="14pt" fo:font-style="italic"/>
    </style:style>
    <style:style style:name="T31" style:family="text">
      <style:text-properties fo:color="#000000" fo:font-size="14pt" fo:font-style="italic" fo:font-weight="bold"/>
    </style:style>
    <style:style style:name="T32" style:family="text">
      <style:text-properties fo:color="#000000" fo:font-size="14pt" fo:font-style="italic" fo:font-weight="bold" style:font-weight-asian="bold" style:font-weight-complex="bold"/>
    </style:style>
    <style:style style:name="T33" style:family="text">
      <style:text-properties fo:color="#000000" fo:font-size="14pt" fo:letter-spacing="0.011cm"/>
    </style:style>
    <style:style style:name="T34" style:family="text">
      <style:text-properties fo:color="#000000" fo:font-size="14pt" fo:letter-spacing="0.011cm" fo:font-style="italic"/>
    </style:style>
    <style:style style:name="T35" style:family="text">
      <style:text-properties fo:color="#000000" fo:font-size="14pt" fo:letter-spacing="-0.002cm"/>
    </style:style>
    <style:style style:name="T36" style:family="text">
      <style:text-properties fo:color="#000000" fo:font-size="14pt" fo:letter-spacing="-0.002cm" fo:font-style="italic"/>
    </style:style>
    <style:style style:name="T37" style:family="text">
      <style:text-properties fo:color="#000000" fo:font-size="14pt" fo:letter-spacing="-0.002cm" fo:font-style="italic" fo:font-weight="bold" style:font-weight-asian="bold" style:font-weight-complex="bold"/>
    </style:style>
    <style:style style:name="T38" style:family="text">
      <style:text-properties fo:color="#000000" fo:font-size="14pt" fo:letter-spacing="0.007cm"/>
    </style:style>
    <style:style style:name="T39" style:family="text">
      <style:text-properties fo:color="#000000" fo:font-size="14pt" fo:letter-spacing="0.007cm" fo:font-style="italic"/>
    </style:style>
    <style:style style:name="T40" style:family="text">
      <style:text-properties fo:color="#000000" fo:font-size="14pt" fo:letter-spacing="0.014cm"/>
    </style:style>
    <style:style style:name="T41" style:family="text">
      <style:text-properties fo:color="#000000" fo:font-size="14pt" fo:letter-spacing="-0.009cm"/>
    </style:style>
    <style:style style:name="T42" style:family="text">
      <style:text-properties fo:color="#000000" fo:font-size="14pt" fo:letter-spacing="-0.009cm" fo:font-style="italic"/>
    </style:style>
    <style:style style:name="T43" style:family="text">
      <style:text-properties fo:color="#000000" fo:font-size="14pt" fo:letter-spacing="-0.009cm" fo:font-style="italic" fo:font-weight="bold" style:font-weight-asian="bold" style:font-weight-complex="bold"/>
    </style:style>
    <style:style style:name="T44" style:family="text">
      <style:text-properties fo:color="#000000" fo:font-size="14pt" fo:letter-spacing="-0.009cm" fo:font-weight="bold" style:font-weight-asian="bold" style:font-weight-complex="bold"/>
    </style:style>
    <style:style style:name="T45" style:family="text">
      <style:text-properties fo:color="#000000" fo:font-size="14pt" fo:letter-spacing="-0.011cm"/>
    </style:style>
    <style:style style:name="T46" style:family="text">
      <style:text-properties fo:color="#000000" fo:font-size="14pt" fo:letter-spacing="-0.011cm" fo:font-weight="bold" style:font-weight-asian="bold" style:font-weight-complex="bold"/>
    </style:style>
    <style:style style:name="T47" style:family="text">
      <style:text-properties fo:color="#000000" fo:font-size="14pt" fo:letter-spacing="0.019cm"/>
    </style:style>
    <style:style style:name="T48" style:family="text">
      <style:text-properties fo:color="#000000" fo:font-size="14pt" fo:letter-spacing="-0.014cm"/>
    </style:style>
    <style:style style:name="T49" style:family="text">
      <style:text-properties fo:color="#000000" fo:font-size="14pt" fo:letter-spacing="-0.012cm"/>
    </style:style>
    <style:style style:name="T50" style:family="text">
      <style:text-properties fo:color="#000000" fo:font-size="14pt" fo:letter-spacing="-0.016cm" fo:font-style="italic"/>
    </style:style>
    <style:style style:name="T51" style:family="text">
      <style:text-properties fo:color="#000000" fo:font-size="14pt" fo:letter-spacing="-0.016cm" fo:font-style="italic" fo:font-weight="bold" style:font-weight-asian="bold" style:font-weight-complex="bold"/>
    </style:style>
    <style:style style:name="T52" style:family="text">
      <style:text-properties fo:color="#000000" fo:font-size="14pt" fo:letter-spacing="-0.016cm" fo:font-weight="bold"/>
    </style:style>
    <style:style style:name="T53" style:family="text">
      <style:text-properties fo:color="#000000" fo:font-size="14pt" fo:letter-spacing="-0.018cm" fo:font-weight="bold" style:font-weight-asian="bold" style:font-weight-complex="bold"/>
    </style:style>
    <style:style style:name="T54" style:family="text">
      <style:text-properties fo:color="#000000" fo:font-size="14pt" fo:letter-spacing="-0.019cm" fo:font-weight="bold" style:font-weight-asian="bold" style:font-weight-complex="bold"/>
    </style:style>
    <style:style style:name="T55" style:family="text">
      <style:text-properties fo:color="#000000" fo:letter-spacing="0.016cm"/>
    </style:style>
    <style:style style:name="T56" style:family="text">
      <style:text-properties fo:color="#000000" fo:letter-spacing="0.004cm"/>
    </style:style>
    <style:style style:name="T57" style:family="text">
      <style:text-properties fo:color="#000000" fo:letter-spacing="0.005cm"/>
    </style:style>
    <style:style style:name="T58" style:family="text">
      <style:text-properties fo:color="#000000" fo:letter-spacing="-0.004cm"/>
    </style:style>
    <style:style style:name="T59" style:family="text">
      <style:text-properties fo:color="#000000" fo:letter-spacing="-0.002cm"/>
    </style:style>
    <style:style style:name="T60" style:family="text">
      <style:text-properties fo:color="#000000" fo:letter-spacing="-0.019cm"/>
    </style:style>
    <style:style style:name="T61" style:family="text">
      <style:text-properties fo:font-size="14pt"/>
    </style:style>
    <style:style style:name="T62" style:family="text">
      <style:text-properties fo:font-size="14pt" fo:font-weight="bold"/>
    </style:style>
    <style:style style:name="T63" style:family="text">
      <style:text-properties fo:font-size="14pt" fo:font-weight="bold" style:font-weight-asian="bold" style:font-weight-complex="bold"/>
    </style:style>
    <style:style style:name="T64" style:family="text">
      <style:text-properties fo:font-variant="normal" fo:text-transform="none" fo:color="#000000"/>
    </style:style>
    <style:style style:name="T65" style:family="text">
      <style:text-properties fo:font-variant="normal" fo:text-transform="none" fo:color="#000000" fo:font-size="14pt"/>
    </style:style>
    <style:style style:name="T66" style:family="text">
      <style:text-properties fo:font-variant="normal" fo:text-transform="none" style:font-name="Symbol" fo:font-size="14pt"/>
    </style:style>
    <style:style style:name="T67" style:family="text">
      <style:text-properties fo:letter-spacing="-0.011cm"/>
    </style:style>
    <style:style style:name="T68" style:family="text">
      <style:text-properties style:font-name="Symbol" fo:font-size="14pt"/>
    </style:style>
    <style:style style:name="T69" style:family="text">
      <style:text-properties fo:color="#000000" fo:letter-spacing="-0.011cm"/>
    </style:style>
    <text:list-style style:name="L1">
      <text:list-level-style-bullet text:level="1" text:style-name="Bullet_20_Symbols" style:num-suffix="." text:bullet-char="●">
        <style:list-level-properties text:space-before="-0.5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8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i" text:start-value="10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TUCZNA INTELIGENCJA</text:p>
      <text:p text:style-name="Text_20_body"/>
      <text:p text:style-name="P4">a) definicja</text:p>
      <text:p text:style-name="P6"><text:span text:style-name="T3">Sztuczna inteligencja lub krótko SI jest stosunkowo nową </text:span><text:span text:style-name="T6">interdyscyplinarną dziedziną nauki, przedmiotem wielkich </text:span><text:span text:style-name="T9">oczekiwań i ożywionych debat. </text:span><text:span text:style-name="T6">W sensie teoretycznym, SI łączy w sobie zagadnienia z </text:span><text:span text:style-name="T2">dziedziny informatyki, psychologii, antropologii, matematyki, </text:span><text:span text:style-name="T12">elektroniki, neurofizjologii i filozofii. </text:span><text:span text:style-name="T15">Tak zwana stosowana SI jest gałęzią informatyki, która </text:span><text:span text:style-name="T18">mówiąc bardzo ogólnie zajmuje się produkcją sprzętu </text:span><text:span text:style-name="T19">komputerowego i oprogramowania, umożliwiających imitowanie </text:span><text:span text:style-name="T21">procesu myślowego człowieka. A zatem, głównym celem </text:span><text:span text:style-name="T23">sztucznej inteligencji jest stworzenie „inteligentnych </text:span><text:span text:style-name="T3">komputerów", które byłyby zdolne rozwiązywać te problemy, </text:span><text:span text:style-name="T24">które wśród ludzi uważane są za wymagające pewnej </text:span><text:span text:style-name="T19">inteligencji. </text:span><text:span text:style-name="T25">Dobrym punktem wyjścia do rozważań o sztucznej </text:span><text:span text:style-name="T19">inteligencji wydaje się być słownikowa definicja inteligencji jako </text:span><text:span text:style-name="T26">takiej, która np. w słowniku Webstera brzmi następująco:</text:span></text:p>
      <text:p text:style-name="P8"><text:span text:style-name="T55">„</text:span><text:span text:style-name="T22">Inteligencja jest to: zdolność uczenia się i rozumienia </text:span><text:span text:style-name="T28">zjawisk poprzez doświadczenie, zdolność zdobywania wiedzy i </text:span><text:span text:style-name="T30">wykorzystywania jej w celu szybkiego i efektywnego reagowania </text:span><text:span text:style-name="T28">na nowe sytuacje; zdolność rozumowania w celu efektywnego </text:span><text:span text:style-name="T10">rozwiązywania problemów "</text:span></text:p>
      <text:p text:style-name="P7"><text:span text:style-name="T27">Wszelkie usiłowania w dziedzinie sztucznej inteligencji są zwykle </text:span><text:span text:style-name="T33">klasyfikowane jako albo tzw. </text:span><text:span text:style-name="T34">silna sztuczna inteligencja </text:span><text:span text:style-name="T33">(ang. strong </text:span><text:span text:style-name="T2">artificial intelligence), która stara się stworzyć komputery, wyposażone w </text:span><text:span text:style-name="T19">proces myślowy zbliżony do ludzkiego, albo tzw. </text:span><text:span text:style-name="T20">słaba sztuczna inteligencja </text:span><text:span text:style-name="T9">(weak artificial intelligence), która zajmuje się symulowaniem inteligencji. </text:span><text:span text:style-name="T35">Prawie wszystkie zadania, nad którymi obecnie pracują specjaliści, są typu </text:span><text:span text:style-name="T19">słabej sztucznej inteligencji.</text:span></text:p>
      <text:p text:style-name="P4"/>
      <text:p text:style-name="P4">b) historia z uwydatnieniem związków i poszukiwaniem rozwiązań</text:p>
      <text:p text:style-name="Text_20_body"/>
      <text:p text:style-name="Text_20_body"><text:span text:style-name="T15">Cała historia rozwoju sztucznej inteligencji jest najczęściej </text:span><text:span text:style-name="T27">dzielona na pięć okresów </text:span></text:p>
      <text:p text:style-name="P9">Lata pięćdziesiąte, tzw. Średniowiecze</text:p>
      <text:p text:style-name="P10"><text:span text:style-name="T27">Wielu pionierów techniki obliczeniowej było zafascynowanych ideą </text:span><text:soft-page-break/><text:span text:style-name="T57">„</text:span><text:span text:style-name="T26">inteligentnej maszyny". Dla przykładu : Charles Babbage (1792 - 1871) rozważał możliwość wykorzystania „Mechanizmu Analitycznego" (ang. </text:span><text:span text:style-name="T18">Analytical Engine) do gry w szachy, a Alan Turing (1912 - 1954) w roku </text:span><text:span text:style-name="T3">1950 zaproponował tzw. test na inteligencję (zwany obecnie testem Turinga) oraz stworzył program symulujący grę w szachy. Samo pojęcie sztucznej </text:span><text:span text:style-name="T38">inteligencji nie było znane aż do roku 1956, kiedy to Marvin Minsky użył </text:span><text:span text:style-name="T40">tego terminu po raz pierwszy, zapisując się tym samym w historii jako </text:span><text:span text:style-name="T56">„</text:span><text:span text:style-name="T3">ojciec sztucznej inteligencji". Problemy zaliczane obecnie do kategorii SI </text:span><text:span text:style-name="T15">znajdowały się wówczas w kręgu zainteresowań cybernetyków, których </text:span><text:span text:style-name="T6">uwaga w tym okresie koncentrowała się głównie na próbach budowania </text:span><text:span text:style-name="T27">urządzeń imitujących ludzki mózg. </text:span><text:span text:style-name="T3">Pomimo generalnego rozczarowania jakie przyniosły te pierwsze próby, warto tu wspomnieć o przynajmniej dwóch interesujących systemach, które powstały w okresie Średniowiecza: PANDEMONIUM i PERCEPTRON </text:span><text:span text:style-name="T19">PANDEMONIUM był systemem rozpoznawania obrazów, opartym na </text:span><text:span text:style-name="T26">architekturze czteropoziomowej, gdzie zadania były wykonywane przez </text:span><text:span text:style-name="T2">cztery typy tzw. „demonów": danych, obliczeń, rozpoznawania i decyzji. </text:span><text:span text:style-name="T27">Cechy, które uczyniły PANDEMONIUM prekursorem wielu obecnych </text:span><text:span text:style-name="T19">rozwiązań sztucznej inteligencji, to: wzorowanie się na ludzkim systemie nerwowym, działanie w oparciu o tzw. „algorytm genetyczny" (tzn. zdolność </text:span><text:span text:style-name="T12">uczenia się przez dostrajanie współczynników, odpowiadających połączeniom między demonami obliczeń).</text:span></text:p>
      <text:p text:style-name="P11"><text:span text:style-name="T35">PERCEPTRON był urządzeniem, które przypominało prosty model </text:span><text:span text:style-name="T19">siatkówki oka kręgowców ( siatka 400 fotokomórek każda o wartościach : „ l" </text:span><text:span text:style-name="T27">dla oświetlonej lub „O" dla ciemnej). Głównym osiągnięciem Rosenblatfa </text:span><text:span text:style-name="T3">było opracowanie metody, która pozwalała nauczyć PERCEPTRON </text:span><text:span text:style-name="T19">rozpoznawania pewnej ograniczonej liczby obrazów.</text:span></text:p>
      <text:p text:style-name="P12"><text:span text:style-name="T27">Dwa istotne wnioski, płynące z tych pierwszych doświadczeń, które </text:span><text:span text:style-name="T41">nadały później rytm badaniom prowadzonym w latach dziewięćdziesiątych, to konkluzje, że :</text:span></text:p>
      <text:p text:style-name="P13"><office:annotation><dc:date>2008-10-04T00:00:00</dc:date><text:p>&lt;!--[if !supportLists]--&gt;</text:p></office:annotation><text:span text:style-name="T65"> </text:span><text:span text:style-name="T9">zdolność urządzeń do uczenia się jest niezbędnym atrybutem<text:line-break/></text:span><text:span text:style-name="T19">maszynowej inteligencji,</text:span></text:p>
      <text:p text:style-name="P14"><office:annotation><dc:date>2008-10-04T00:00:00</dc:date><text:p>&lt;!--[if !supportLists]--&gt;</text:p></office:annotation><text:span text:style-name="T65"> </text:span><text:span text:style-name="T12">ludzka inteligencja składa się w około 99% z rozpoznawania obrazów<text:line-break/></text:span><text:span text:style-name="T19">(wzorców) a tylko w l % z samego rozumowania.</text:span></text:p>
      <text:p text:style-name="P2"/>
      <text:p text:style-name="P44"><text:span text:style-name="T53">Lata sześćdziesiąte, tzw. Wiek Rozumowania</text:span></text:p>
      <text:p text:style-name="P43"><text:span text:style-name="T35">Po doświadczeniach lat 50 - tych, naukowcy doszli do wniosku, że </text:span><text:span text:style-name="T19">budowanie systemów na podobieństwo mózgu nie było najlepszą strategią tworzenia sztucznej </text:span><text:soft-page-break/><text:span text:style-name="T19">inteligencji i zaczęli próbować nieco innego podejścia do </text:span><text:span text:style-name="T45">problemu.</text:span></text:p>
      <text:p text:style-name="P15"><text:span text:style-name="T3">Głównymi rzecznikami nowego trendu byli Alan Newell i Herbert </text:span><text:span text:style-name="T19">Simon z Uniwersytetu Carnegie - Mellon, którzy postawili sobie za zadanie sformułowanie pewnych zasad inteligencji, wspólnych wszystkim procesom </text:span><text:span text:style-name="T9">racjonalnego rozwiązywania problemów oraz dostępnych zarówno dla ludzi jak i komputerów. Koncepcja ta opierała się na założeniu, że ludzki proces </text:span><text:span text:style-name="T3">myślenia odbywa się na drodze wykonywania szeregu prostych zadań </text:span><text:span text:style-name="T15">manipulacji na symbolach takich jak porównanie, wyszukiwanie, </text:span><text:span text:style-name="T40">modyfikowanie symboli czyli czynności dość łatwo wykonalne dla </text:span><text:span text:style-name="T45">komputera.</text:span></text:p>
      <text:p text:style-name="P16"><text:span text:style-name="T12">Dwa systemy, które dobrze ilustrują zarówno zalety jak i wady tej nowej </text:span><text:span text:style-name="T41">koncepcji to:</text:span></text:p>
      <text:p text:style-name="P17"><text:span text:style-name="T38">GPS (skrót od ang. General Problem Solver czyli Uniwersalny </text:span><text:span text:style-name="T19">Rozwiązywacz Problemów)</text:span></text:p>
      <text:p text:style-name="Text_20_body"><text:span text:style-name="T12">SHRDLU Terry'ego Winograd'a (zdolny do prowadzenia konwersacji na </text:span><text:span text:style-name="T19">temat prostego układania klocków).</text:span></text:p>
      <text:p text:style-name="P18"/>
      <text:p text:style-name="P45"><text:span text:style-name="T60"><text:s/></text:span><text:span text:style-name="T54">Lata siedemdziesiąte, tzw. Okres Romantyczny</text:span></text:p>
      <text:p text:style-name="P19"><text:span text:style-name="T6">Okres romantyczny zarzucił ambitny plan stworzenia generalnie </text:span><text:span text:style-name="T9">inteligentnych komputerów na korzyść bardziej realistycznego celu czyli </text:span><text:span text:style-name="T19">tworzenia komputerowych ekspertów w wybranej wąskiej dziedzinie. Zespół </text:span><text:span text:style-name="T12">prowadzony przez Edwarda Feigenbaum*a na Uniwersytecie Stanford zajął </text:span><text:span text:style-name="T2">się konstruowaniem tzw. systemów eksperckich (ang. expert systems) i </text:span><text:span text:style-name="T26">systemów wiedzy (ang. knowlege - based systems), dając tym samym </text:span><text:span text:style-name="T19">początek zupełnie nowej dziedzinie sztucznej inteligencji najogólniej zwanej inżynierią wiedzy (ang. knowledge cngincering).</text:span></text:p>
      <text:p text:style-name="P20"><text:span text:style-name="T19">Zadaniem systemów eksperckich jest imitowanie ludzkich ekspertów w </text:span><text:span text:style-name="T3">konkretnej dziedzinie wiedzy. Systemy tego typu zaczęły powstawać </text:span><text:span text:style-name="T19">równocześnie w wielu różnych dziedzinach wiedzy.</text:span></text:p>
      <text:p text:style-name="P20"><text:span text:style-name="T19">Do najbardziej godnych uwagi wczesnych systemów eksperckich należą: </text:span><text:span text:style-name="T47">DENDRAL, MYCIN, MACSYMA, INTERNIST/CADUCEUS, </text:span><text:span text:style-name="T19">PROSPECTOR, HEARSAY I, II, III oraz PUFF.</text:span></text:p>
      <text:p text:style-name="P21">Lata osiemdziesiąte, tzw. Okres Oświecenia</text:p>
      <text:p text:style-name="P22"><text:span text:style-name="T35">Kamieniem milowym była tu japońska inicjatywa z końca roku 1981, </text:span><text:span text:style-name="T3">dotycząca budowy tzw. Systemów Komputerowych Piątej Generacji. W </text:span><text:span text:style-name="T35">Okresie Oświecenia sztuczna inteligencja nadal jeszcze ciągnęła korzyści </text:span><text:span text:style-name="T19">głównie z okresu intensywnego </text:span><text:soft-page-break/><text:span text:style-name="T19">rozwoju systemów eksperckich w latach 70, aczkolwiek systemy eksperckie jako takie przestały już być w centrum zainteresowania sztucznej inteligencji.</text:span></text:p>
      <text:p text:style-name="P23"><text:span text:style-name="T19">Trzy najbardziej reprezentatywne przykłady programów zdolnych do </text:span><text:span text:style-name="T41">ograniczonego „uczenia się" to:</text:span></text:p>
      <text:p text:style-name="P24"><text:span text:style-name="T40">dwa algorytmy implementujące izw. indukcję AQ11 Ryszarda </text:span><text:span text:style-name="T19">Michalskiego (George Mason UnL) ł ID3 Ross'a QuinlaniTa,</text:span></text:p>
      <text:p text:style-name="Text_20_body"><text:span text:style-name="T15">system EURISKO Doug'a Lenata. EURISKO był modyfikacją i </text:span><text:span text:style-name="T19">rozszerzeniem wcześniejszego systemu o nazwie AM, który badał dziedzinę </text:span><text:span text:style-name="T12">liczb elementarnych.</text:span><text:span text:style-name="T69"><office:annotation><dc:date>2008-10-04T00:00:00</dc:date><text:p>&lt;!--[endif]--&gt;</text:p></office:annotation></text:span></text:p>
      <text:p text:style-name="P25"/>
      <text:p text:style-name="P26"><text:s/><text:span text:style-name="T61">Lata dziewięćdziesiąte, tzw. Gotyckie Przebudzenie</text:span></text:p>
      <text:p text:style-name="P27"><text:span text:style-name="T9">Wygląda na to, że historia SI przewędrowała pełne koło, jako że lata 90 </text:span><text:span text:style-name="T19">powracają do problemów i rozwiązań, zapoczątkowanych w latach 50, tzn. „obliczeń neuronowych" (ang. neuro-computing albo connectionism).</text:span></text:p>
      <text:p text:style-name="Text_20_body"><text:span text:style-name="T12">Neurofizjologia nadal boryka się z tą samą niewiedzą, która zastopowała </text:span><text:span text:style-name="T19">pierwsze próby w latach 50, jednakże komputery, dostępne obecnie do badań </text:span><text:span text:style-name="T15">nad inteligencją, są dziś nieporównanie szybsze i pojemniejsze. W </text:span><text:span text:style-name="T35">międzyczasie sformułowano też zasady uczenia się dla wielopoziomowych </text:span><text:span text:style-name="T41">sieci neuronowych.</text:span></text:p>
      <text:p text:style-name="P4"/>
      <text:list text:style-name="L2">
        <text:list-item>
          <text:p text:style-name="P5"><text:span text:style-name="T62">obecne zastosowania A.I</text:span></text:p>
          <text:p text:style-name="P5"><office:annotation><dc:date>2008-10-04T00:00:00</dc:date><text:p>&lt;!--[endif]--&gt;</text:p></office:annotation></text:p>
        </text:list-item>
      </text:list>
      <text:p text:style-name="P3">Obecnie AI, znalazła zastosowanie  w praktyce jako : </text:p>
      <text:list text:style-name="L1">
        <text:list-item>
          <text:p text:style-name="P29"><text:span text:style-name="T61">technologie oparte na "logice niepewności" ('Fuzzy Logic') - powszechnie stosowane do np: sterowania przebiegiem procesów technologicznych w fabrykach w warunkach "braku wszystkich danych". </text:span></text:p>
        </text:list-item>
      </text:list>
      <text:p text:style-name="P28"><text:span text:style-name="T68">·</text:span><text:span text:style-name="T61">Systemy ekspertowe - czyli rozbudowane bazy danych z wszczepioną "sztuczną inteligencją" umożliwiającą zadawanie im pytań w języku naturalnym i uzyskiwanie w tym samym języku odpowiedzi. Systemy takie stosowane są już w farmacji i medycynie. </text:span></text:p>
      <text:p text:style-name="P28"><office:annotation><dc:date>2008-10-04T00:00:00</dc:date><text:p>&lt;!--[if !supportLists]--&gt;</text:p></office:annotation><text:span text:style-name="T68">·</text:span><text:span text:style-name="T66"> </text:span><text:span text:style-name="T61">maszynowe tłumaczenie tekstów - systemy takie jak SYSTRANS, jakkolwiek wciąż bardzo ułomne, robią szybkie postępy i zaczynają się nadawać do tłumaczenia tekstów technicznych. </text:span></text:p>
      <text:p text:style-name="P28"><office:annotation><dc:date>2008-10-04T00:00:00</dc:date><text:p>&lt;!--[if !supportLists]--&gt;</text:p></office:annotation><text:span text:style-name="T68">·</text:span><text:span text:style-name="T66"> </text:span><text:span text:style-name="T61">Sieci neuronowe - stosowane z powodzeniem w wielu zastosowaniach łącznie z programowaniem "inteligentnych przeciwników" w grach komputerowych </text:span></text:p>
      <text:p text:style-name="P28"><office:annotation><dc:date>2008-10-04T00:00:00</dc:date><text:p>&lt;!--[if !supportLists]--&gt;</text:p></office:annotation><text:span text:style-name="T68">·</text:span><text:span text:style-name="T66"> </text:span><text:span text:style-name="T61">Rozpoznawanie optyczne - stosowane są już programy rozpoznające osoby na </text:span><text:soft-page-break/><text:span text:style-name="T61">podstawie zdjęcia twarzy lub rozpoznające automatycznie zadane obiekty na zdjęciach satelitarnych. </text:span></text:p>
      <text:p text:style-name="P28"><office:annotation><dc:date>2008-10-04T00:00:00</dc:date><text:p>&lt;!--[if !supportLists]--&gt;</text:p></office:annotation><text:span text:style-name="T68">·</text:span><text:span text:style-name="T66"> </text:span><text:span text:style-name="T61">Rozpoznawanie mowy - stosowane już powszechnie na skalę komercyjną </text:span></text:p>
      <text:p text:style-name="P28"><office:annotation><dc:date>2008-10-04T00:00:00</dc:date><text:p>&lt;!--[if !supportLists]--&gt;</text:p></office:annotation><text:span text:style-name="T68">·</text:span><text:span text:style-name="T66"> </text:span><text:span text:style-name="T61">Rozpoznawanie ręcznego pisma - stosowane już masowo np: do automatycznego sortowania listów, oraz w elektronicznych notatnikach. </text:span></text:p>
      <text:p text:style-name="P28"><office:annotation><dc:date>2008-10-04T00:00:00</dc:date><text:p>&lt;!--[if !supportLists]--&gt;</text:p></office:annotation><text:span text:style-name="T68">·</text:span><text:span text:style-name="T61">Algebra komputerowa - programy automatycznie wykonujące obliczenia symboliczne takie jak Mathematica czy MathCad. </text:span></text:p>
      <text:p text:style-name="P28"><office:annotation><dc:date>2008-10-04T00:00:00</dc:date><text:p>&lt;!--[if !supportLists]--&gt;</text:p></office:annotation><text:span text:style-name="T68">·</text:span><text:span text:style-name="T66"> </text:span><text:span text:style-name="T61">Deep Blue - program, który ograł Gary Kasparowa w szachy </text:span></text:p>
      <text:p text:style-name="P28"><office:annotation><dc:date>2008-10-04T00:00:00</dc:date><text:p>&lt;!--[if !supportLists]--&gt;</text:p></office:annotation><text:span text:style-name="T68">·</text:span><text:span text:style-name="T66"> </text:span><text:span text:style-name="T61">Sztuczna twórczość - istnieją programy automatycznie generujące krótkie formy poetyckie, komponujące, aranżujące i interpretujące utwory muzyczne, które są w stanie skutecznie "zmylić" nawet profesjonalnych artystów, w sensie, że nie rozpoznają oni tych utworów jako sztucznie wygenerowanych. </text:span></text:p>
      <text:p text:style-name="P30"/>
      <text:p text:style-name="P30"/>
      <text:p text:style-name="P30">SYSTEMY EKSPERTOWE</text:p>
      <text:p text:style-name="Text_20_body"/>
      <text:p text:style-name="Text_20_body"> <text:span text:style-name="T62">a)definicja i rys historyczny</text:span></text:p>
      <text:p text:style-name="P31"><office:annotation><dc:date>2008-10-04T00:00:00</dc:date><text:p>&lt;!--[endif]--&gt;</text:p></office:annotation></text:p>
      <text:p text:style-name="P33"><text:span text:style-name="T59"> </text:span><text:span text:style-name="T35">Analizując rozwój badań nad sztuczną inteligencją dochodzimy w końcu do systemu </text:span><text:span text:style-name="T27">ekspertowego, który jest wymiernym efektem. Obecnie badania skupiają się raczej na </text:span><text:span text:style-name="T9">bezpośrednim zastosowaniu mechanizmów sztucznej inteligencji w systemach ekspertowych. Powstaje szereg nowych, doskonalszych systemów ekspertowych zarówno dziedzinowych jak </text:span><text:span text:style-name="T2">i </text:span><text:span text:style-name="T27">ogólnych - szkieletowych, rośnie stopień wykorzystania sztucznej inteligencji w robotyce </text:span><text:span text:style-name="T3">(rozpoznawanie obrazów, analiza mowy), w technikach komunikacji maszyn z człowiekiem </text:span><text:span text:style-name="T40">(komunikacja w języku naturalnym, rozpoznawanie mowy i pisma), we wspomaganiu </text:span><text:span text:style-name="T3">graficznego projektowania (CAD), w symulacji zdarzeń wykorzystywanych do testowania </text:span><text:span text:style-name="T38">urządzeń technicznych (samoloty, samochody), we wspomaganiu podejmowania decyzji </text:span><text:span text:style-name="T9">(systemy doradcze). Sam termin systemu ekspertowego wiąże się z pojęciem </text:span><text:span text:style-name="T11">EKSPERT, </text:span></text:p>
      <text:p text:style-name="P32"/>
      <text:p text:style-name="P35"><text:span text:style-name="T10">które </text:span><text:span text:style-name="T36">określa osobę posiadającą wiedzę i umiejętności zdobywane przez doświadczenie czyniące ją </text:span><text:span text:style-name="T39">autorytetem. Eksperta charakteryzują trzy kluczowe cechy: duża wiedza, profesjonalizm w </text:span><text:span text:style-name="T30">stosowaniu wiedzy, umiejętność uczenia się przez doświadczenie.</text:span></text:p>
      <text:p text:style-name="P33"><text:span text:style-name="T1"> </text:span></text:p>
      <text:p text:style-name="P34"><text:span text:style-name="T31">SYSTEM EKSPERTOWY </text:span><text:span text:style-name="T35">natomiast bywa interpretowany jako </text:span><text:span text:style-name="T37">system komputerowy zawierający skondensowaną wiedzę </text:span><text:span text:style-name="T8">i reguły, przy czym w przeciwieństwie do eksperta zdolność systemu do adaptacji faktów </text:span><text:span text:style-name="T29">i reguł </text:span><text:soft-page-break/><text:span text:style-name="T29">poprzez doświadczenie nie jest wymagana.</text:span><text:span text:style-name="T28"> </text:span><text:span text:style-name="T27">Innymi słowy </text:span><text:span text:style-name="T33">system ekspertowy nie zawiera w sobie pełnej, dynamicznej wiedzy eksperta, a jedynie </text:span><text:span text:style-name="T27">niewielki jej fragment. </text:span></text:p>
      <text:p text:style-name="P34"><text:span text:style-name="T27"/></text:p>
      <text:p text:style-name="P34"><text:span text:style-name="T27">Bardziej szczegółową definicję systemu ekspertowego, </text:span><text:span text:style-name="T15">gdzie określono go jako </text:span><text:span text:style-name="T17">program wykorzystujący wiedzę i procedury rozumowania dla </text:span><text:span text:style-name="T32">wspomagania rozwiązywania problemów na tyle trudnych, że do ich rozwiązania wymagana </text:span><text:span text:style-name="T17">jest pomoc eksperta.</text:span><text:span text:style-name="T16"> </text:span><text:span text:style-name="T15">Definicja ta wyraźnie podkreśla rolę eksperta, jednak brak w niej </text:span><text:span text:style-name="T9">bliższych informacji na temat sposobu jakim system ekspertowy ma korzystać z wiedzy, którą </text:span><text:span text:style-name="T35">posiada. </text:span></text:p>
      <text:p text:style-name="P34"><text:span text:style-name="T35"/></text:p>
      <text:p text:style-name="P34"><text:span text:style-name="T35">Najbardziej precyzyjną definicją wydaje się </text:span><text:span text:style-name="T15">określenie systemu ekspertowego jako </text:span><text:span text:style-name="T17">systemu komputerowego zawierającego w sobie </text:span><text:span text:style-name="T8">wyspecjalizowaną wiedzę na temat określonego obszaru ludzkiej działalności, która jest </text:span><text:span text:style-name="T5">zorganizowana w sposób umożliwiający systemowi interakcyjny dialog z użytkownikiem, w </text:span><text:span text:style-name="T43">wyniku którego system może doradzać podjęcie konkretnej decyzji, jak też objaśnić sposób </text:span><text:span text:style-name="T14">rozumowania.</text:span><text:span text:style-name="T13"> </text:span><text:span text:style-name="T12">Sformułowanie to istotnie podnosi rangę i znaczenie systemu ekspertowego </text:span><text:span text:style-name="T2">jako doradcy, co wiąże się z zastosowaniem go do pewnej charakterystycznej grupy </text:span><text:span text:style-name="T41">problemów, z którymi nie radzą sobie klasyczne systemy. Problemy takie posiadają dwie </text:span><text:span text:style-name="T48">charakterystyczne cechy:</text:span></text:p>
      <text:list text:style-name="L3">
        <text:list-item>
          <text:p text:style-name="P36"><text:span text:style-name="T3">duży stopień nieokreśloności - dane podobnie jak i wiedza, obarczone są nieznanym </text:span><text:span text:style-name="T27">błędem, są niepełne, występuje wielka dynamika wiedzy i danych, które pozostają w </text:span><text:span text:style-name="T45">różnych relacjach między sobą, </text:span><text:span text:style-name="T9">niemożność przedstawienia matematycznego modelu - problem nie może być s</text:span><text:span text:style-name="T19">formułowany w postaci liczbowej, cele nie dają się opisać przy pomocy matematycznie </text:span><text:span text:style-name="T12">określonej funkcji, nie istnieje matematyczny algorytm rozwiązania problemu, </text:span></text:p>
        </text:list-item>
        <text:list-item>
          <text:p text:style-name="P36"><text:span text:style-name="T12">występuje </text:span><text:span text:style-name="T19">znaczny obszar problemu, przejawiający się znaczną liczbą danych i zależności, którego </text:span><text:span text:style-name="T49">nie można opisać przy pomocy klasycznych modeli matematycznych.</text:span></text:p>
        </text:list-item>
      </text:list>
      <text:p text:style-name="P37"><text:span text:style-name="T12">Pierwsza cecha mówi o dużym stopniu złożoności problemu, posiadającym tyle </text:span><text:span text:style-name="T2">możliwości rozwiązań, że przeanalizowanie wszystkich i wybór optymalnego nie jest </text:span><text:span text:style-name="T41">możliwe w sensownym czasie bez zastosowania metod redukujących liczbę potencjalnych </text:span><text:span text:style-name="T45">rozwiązań, jakie oferują nam systemy ekspertowe. </text:span></text:p>
      <text:p text:style-name="P37"><text:span text:style-name="T45">Druga z wymienionych cech zakłada niemożność stworzenia matematycznego modelu lub opisu dostatecznie dobrze oddającego istotę samego problemu. Z sytuacjami takimi mamy do czynienia przy problemach silnie i nieregularnie uzależnionych od różnych czynników. </text:span></text:p>
      <text:p text:style-name="P37"><text:span text:style-name="T12">Rozwiązanie problemu o powyższych cechach może być przeprowadzone zarówno przez </text:span><text:span text:style-name="T49">system ekspertowy jak i klasyczny (tradycyjny, nie-ekspertowy), co </text:span><text:soft-page-break/><text:span text:style-name="T49">więcej, można zastosować </text:span><text:span text:style-name="T35">tę samą metodę redukcji złożoności problemu przez odpowiednie użycie dodatkowej </text:span><text:span text:style-name="T45">informacji o samym problemie, posiadanej przez system.</text:span></text:p>
      <text:p text:style-name="P38"><text:span text:style-name="T44">Różnica tkwi w sposobie przechowywania tej dodatkowej informacji w każdym z </text:span><text:span text:style-name="T46">systemów.</text:span><text:span text:style-name="T45"> W systemach tradycyjnych jest ona umieszczona w kodzie programu w postaci </text:span><text:span text:style-name="T41">proceduralnej. Dla niektórych klas problemów struktura taka może dawać zupełnie dobre </text:span><text:span text:style-name="T19">rezultaty. Jest ona jednak bardzo sztywna i przy nawet niewielkiej dynamice problemów </text:span><text:span text:style-name="T35">bardziej złożonych zachodzi potrzeba częstych zmian i uzupełnień kodu programu, co </text:span><text:span text:style-name="T12">prowadzi do nadmiernego rozrastania się modułów programowych i coraz mniejszych </text:span><text:span text:style-name="T45">efektywności działania. Możliwość dynamicznej zmiany strategii rozwiązywania problemów </text:span><text:span text:style-name="T41">wymaga umieszczenia deklaracji wiedzy o problemie poza kodem źródłowym programu, co </text:span><text:span text:style-name="T45">znacznie podnosi elastyczność bez strat na efektywności. Taką architekturę posiadają systemy </text:span><text:span text:style-name="T49">ekspertowe, w których tradycyjna formuła: </text:span><text:span text:style-name="T51">DANE + ALGORYTMY = PROGRAM</text:span><text:span text:style-name="T50"> </text:span><text:span text:style-name="T45">została zastąpiona formułą typową dla programów sztucznej inteligencji:</text:span></text:p>
      <text:p text:style-name="P38"><text:span text:style-name="T45"/></text:p>
      <text:p text:style-name="P40"><text:span text:style-name="T52">WIEDZA + WNIOSKOWANIE = SYSTEM </text:span><text:span text:style-name="T45">.</text:span></text:p>
      <text:p text:style-name="P39"><text:span text:style-name="T45"/></text:p>
      <text:p text:style-name="P39"><text:span text:style-name="T41">Systemy o takiej architekturze pozwalają na udzielenie porad wnioskowania, wyjaśnianie </text:span><text:span text:style-name="T12">drogi rozumowania przeprowadzonego podczas wnioskowania, uzasadniając otrzymane </text:span><text:span text:style-name="T49">konkluzje, umożliwiają użytkownikowi pracę w systemie dialogowym w języku zbliżonym do </text:span><text:span text:style-name="T9">naturalnego, pozwalająca wariantowanie decyzji, korzystają nie tylko z baz danych, ale </text:span><text:span text:style-name="T49">również z baz wiedzy.</text:span></text:p>
      <text:p text:style-name="P41"><text:span text:style-name="T45">Często wiedza może być niepewna, niepełna lub obarczona nieznanym błędem, dlatego też, </text:span><text:span text:style-name="T41">aby móc taką wiedzę efektywnie wykorzystać trzeba uciec się do odpowiednich technik </text:span><text:span text:style-name="T19">przetwarzania opartych na teorii zbiorów rozmytych. Innymi stosowanymi technikami są </text:span><text:span text:style-name="T12">metody heurystyczne służące zmniejszeniu przestrzeni poszukiwań oraz operowanie na </text:span><text:span text:style-name="T45">symbolach, a nie liczbach.</text:span></text:p>
      <text:p text:style-name="P42"><office:annotation><dc:date>2008-10-04T00:00:00</dc:date><text:p>&lt;!--[if !supportEmptyParas]--&gt;</text:p></office:annotation> </text:p>
      <text:p text:style-name="Text_20_body"/>
      <text:p text:style-name="Text_20_body"/>
      <text:p text:style-name="Text_20_body"/>
      <text:p text:style-name="P3">A.Pieczynski „Elementy Sztucznej Inteligencji (ESI) . UNIWERSYTET</text:p>
      <text:p text:style-name="Text_20_body"><text:span text:style-name="T61">ZIELONOGÓRSKI INSTYTUT STEROWANIA I SZTUCZNEJ</text:span></text:p>
      <text:p text:style-name="Text_20_body"><text:s/><text:span text:style-name="T61">INTELIGENCJI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Symbol" svg:font-family="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na Rybak</meta:initial-creator>
    <meta:creation-date>2008-10-04T08:22:47</meta:creation-date>
    <dc:creator>Anna Rybak</dc:creator>
    <dc:date>2008-10-04T08:44:15</dc:date>
    <meta:editing-cycles>1</meta:editing-cycles>
    <meta:editing-duration>PT21M33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7" meta:paragraph-count="66" meta:word-count="1903" meta:character-count="15242"/>
  </office:meta>
</office:document-meta>
</file>